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7.2444in" table:align="margins"/>
    </style:style>
    <style:style style:name="Table3.A" style:family="table-column">
      <style:table-column-properties style:column-width="7.2444in" style:rel-column-width="65535*"/>
    </style:style>
    <style:style style:name="Table3.1" style:family="table-row">
      <style:table-row-properties style:min-row-height="1.4403in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1.8111in" style:rel-column-width="16382*"/>
    </style:style>
    <style:style style:name="Table1.D" style:family="table-column">
      <style:table-column-properties style:column-width="1.8118in" style:rel-column-width="16389*"/>
    </style:style>
    <style:style style:name="Table1.A1" style:family="table-cell">
      <style:table-cell-properties fo:padding="0.0382in" fo:border-left="0.05pt solid #e6e6e6" fo:border-right="none" fo:border-top="0.05pt solid #e6e6e6" fo:border-bottom="0.05pt solid #e6e6e6"/>
    </style:style>
    <style:style style:name="Table1.D1" style:family="table-cell">
      <style:table-cell-properties fo:padding="0.0382in" fo:border="0.05pt solid #e6e6e6"/>
    </style:style>
    <style:style style:name="Table1.A2" style:family="table-cell">
      <style:table-cell-properties fo:padding="0.0382in" fo:border-left="0.05pt solid #e6e6e6" fo:border-right="none" fo:border-top="none" fo:border-bottom="0.05pt solid #e6e6e6"/>
    </style:style>
    <style:style style:name="Table1.D2" style:family="table-cell">
      <style:table-cell-properties fo:padding="0.0382in" fo:border-left="0.05pt solid #e6e6e6" fo:border-right="0.05pt solid #e6e6e6" fo:border-top="none" fo:border-bottom="0.05pt solid #e6e6e6"/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1.616in" style:rel-column-width="14618*"/>
    </style:style>
    <style:style style:name="Table2.B" style:family="table-column">
      <style:table-column-properties style:column-width="3.5014in" style:rel-column-width="31674*"/>
    </style:style>
    <style:style style:name="Table2.C" style:family="table-column">
      <style:table-column-properties style:column-width="1.0493in" style:rel-column-width="9492*"/>
    </style:style>
    <style:style style:name="Table2.D" style:family="table-column">
      <style:table-column-properties style:column-width="1.0778in" style:rel-column-width="9751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5pt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9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0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default_5f_8">
      <style:text-properties style:use-window-font-color="true" style:font-name="DejaVu Sans" fo:font-size="10pt" officeooo:paragraph-rsid="000ab99a" style:font-size-asian="10pt" style:font-size-complex="10pt"/>
    </style:style>
    <style:style style:name="P12" style:family="paragraph" style:parent-style-name="terp_5f_default_5f_8">
      <style:text-properties style:use-window-font-color="true" style:font-name="DejaVu Sans" fo:font-size="10pt" officeooo:paragraph-rsid="000ab99a" style:font-name-asian="AR PL ShanHeiSun Uni" style:font-size-asian="10pt" style:font-name-complex="Tahoma" style:font-size-complex="10pt"/>
    </style:style>
    <style:style style:name="P13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4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5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6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7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18" style:family="paragraph" style:parent-style-name="terp_5f_default_5f_Bold_5f_9">
      <style:paragraph-properties fo:margin-left="-0.0291in" fo:margin-right="0.0154in" fo:text-align="start" style:justify-single-word="false" fo:text-indent="0in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paragraph-rsid="00141d96" style:font-name-asian="AR PL ShanHeiSun Uni" style:font-size-asian="10pt" style:font-name-complex="Tahoma" style:font-size-complex="10pt"/>
    </style:style>
    <style:style style:name="P20" style:family="paragraph" style:parent-style-name="terp_5f_default_5f_8" style:master-page-name="First_20_Page">
      <style:paragraph-properties style:page-number="auto"/>
      <style:text-properties style:use-window-font-color="true" style:font-name="DejaVu Sans"/>
    </style:style>
    <style:style style:name="T1" style:family="text">
      <style:text-properties style:font-name-asian="AR PL ShanHeiSun Uni" style:font-name-complex="Tahoma"/>
    </style:style>
    <style:style style:name="T2" style:family="text">
      <style:text-properties officeooo:rsid="00110654" style:font-name-asian="AR PL ShanHeiSun Uni" style:font-name-complex="Tahoma"/>
    </style:style>
    <style:style style:name="T3" style:family="text">
      <style:text-properties officeooo:rsid="00110654"/>
    </style:style>
    <style:style style:name="T4" style:family="text">
      <style:text-properties officeooo:rsid="001138a4"/>
    </style:style>
    <style:style style:name="T5" style:family="text">
      <style:text-properties officeooo:rsid="00141d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setLang(o.partner_id.lang)&gt;</text:placeholder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text-input text:description="&lt;if test=&quot;o.partner_id.company_ext&quot;&gt;">if test=company_ext</text:text-input><text:span text:style-name="T3"><text:text-input text:description="&lt;o.partner_id.company_ext&gt;">o.partner_id.company_ext</text:text-input></text:span><text:line-break/><text:text-input text:description="&lt;/if&gt;">/if</text:text-input><text:text-input text:description="&lt;if test=&quot;o.partner_id.department_company_ext&quot;&gt;">if test="department_company_ext"</text:text-input><text:span text:style-name="T3"><text:text-input text:description="&lt;o.partner_id.department_company_ext&gt;">o.partner_id.department_company_ext</text:text-input></text:span><text:line-break/><text:text-input text:description="&lt;/if&gt;">/if</text:text-input><text:text-input text:description="&lt;if test=&quot;o.partner_id.title or o.partner_id.prename or o.partner_id.name&quot;&gt;">if test="title.name or prename or name"</text:text-input><text:span text:style-name="T3"><text:text-input text:description="&lt;o.partner_id.title.name&gt;">o.partner_id.title.name</text:text-input></text:span> <text:span text:style-name="T3"><text:text-input text:description="&lt;o.partner_id.prename&gt;">o.partner_id.prename</text:text-input></text:span> <text:span text:style-name="T3"><text:text-input text:description="&lt;o.partner_id.name&gt;">o.partner_id.name</text:text-input></text:span><text:line-break/><text:text-input text:description="&lt;/if&gt;">/if</text:text-input><text:text-input text:description="&lt;if test=&quot;o.partner_id.street&quot;&gt;">if test="street</text:text-input><text:span text:style-name="T3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span text:style-name="T3"><text:text-input text:description="&lt;o.partner_id.street2&gt;">o.partner_id.street2</text:text-input></text:span><text:line-break/><text:text-input text:description="&lt;/if&gt;">/if</text:text-input><text:text-input text:description="&lt;if test=&quot;o.partner_id.zip or o.partner_id.city&quot;&gt;">if test="zip or city"</text:text-input><text:span text:style-name="T2"><text:text-input text:description="&lt;o.partner_id.zip&gt;">o.partner_id.zip</text:text-input></text:span><text:span text:style-name="T1"> </text:span><text:span text:style-name="T2"><text:text-input text:description="&lt;o.partner_id.city&gt;">&lt;o.partner_id.city&gt;</text:text-input></text:span><text:span text:style-name="T1"><text:line-break/></text:span><text:span text:style-name="T1"><text:text-input text:description="&lt;/if&gt;">/if</text:text-input></text:span>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3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9"><text:text-input text:description="&lt;_(&quot;Recipient&quot;)&gt;">Recipient</text:text-input></text:p>
          </table:table-cell>
          <table:table-cell table:style-name="Table1.A1" office:value-type="string">
            <text:p text:style-name="P9"><text:text-input text:description="&lt;_(&quot;Date Done&quot;)&gt;">Date Done</text:text-input></text:p>
          </table:table-cell>
          <table:table-cell table:style-name="Table1.D1" office:value-type="string">
            <text:p text:style-name="P9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span text:style-name="T4"><text:text-input text:description="&lt;if test=&quot;o.partner_id.title&quot;&gt;">&lt;if test="o.partner_id.title"&gt;</text:text-input></text:span><text:span text:style-name="T4"><text:text-input text:description="&lt;o.partner_id.title.name&gt;">o.partner_id.title.name</text:text-input></text:span><text:text-input text:description="&lt;/if&gt;">&lt;/if&gt;</text:text-input> <text:span text:style-name="T4"><text:text-input text:description="&lt;o.partner_id.name&gt;">o.partner_id.name</text:text-input></text:span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6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text-input text:description="&lt;_(&quot;Manufacturer&quot;)&gt;">Manufacturer</text:text-input></text:p>
          </table:table-cell>
          <table:table-cell table:style-name="Table2.A1" office:value-type="string">
            <text:p text:style-name="P8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5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</text:p>
          </table:table-cell>
          <table:table-cell table:style-name="Table2.A4" office:value-type="string">
            <text:p text:style-name="P19"><text:span text:style-name="T5"><text:text-input text:description="&lt;for each=&quot;quants in move_lines.reserved_quant_ids&quot;&gt;">&lt;for each="quants in move_lines.reserved_quant_ids"&gt;</text:text-input></text:span></text:p>
            <text:p text:style-name="P19"><text:span text:style-name="T5"><text:text-input text:description="&lt;quants.lot_id.name&gt;">quants.lot_id.name</text:text-input></text:span></text:p>
            <text:p text:style-name="P19"><text:text-input text:description="&lt;/for&gt;">&lt;/for&gt;</text:text-input></text:p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18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7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4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family="Helvetica" fo:font-size="14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="Times" fo:font-family="Times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1" style:font-family-complex="Tahoma"/>
    </style:style>
    <style:style style:name="terp_5f_header" style:display-name="terp_header" style:family="paragraph" style:parent-style-name="Heading" style:class="text">
      <style:paragraph-properties fo:margin-top="0in" fo:margin-bottom="0in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6in" fo:margin-right="0.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5118in" fo:margin-right="0.5118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Vinay Rana</meta:initial-creator>
    <meta:creation-date>2008-08-26T11:04:38</meta:creation-date>
    <dc:date>2015-03-30T15:43:13.691294105</dc:date>
    <meta:editing-cycles>619</meta:editing-cycles>
    <meta:editing-duration>P2DT15H32M2S</meta:editing-duration>
    <meta:document-statistic meta:table-count="3" meta:image-count="0" meta:object-count="0" meta:page-count="2" meta:paragraph-count="36" meta:word-count="289" meta:character-count="1897" meta:non-whitespace-character-count="1793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